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1.651cm" svg:x="5.359cm" svg:y="10.017cm">
          <text:p text:style-name="P1"><text:span text:style-name="T1">Al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48cm" svg:height="0.607cm" svg:x="5.215cm" svg:y="11.137cm">
          <draw:text-box>
            <text:p text:style-name="P2"><text:span text:style-name="T2">person</text:span></text:p>
          </draw:text-box>
        </draw:frame>
        <draw:g>
          <draw:custom-shape draw:style-name="gr1" draw:text-style-name="P1" draw:layer="layout" svg:width="2.794cm" svg:height="1.651cm" svg:x="7.731cm" svg:y="6.488cm">
            <text:p text:style-name="P1"><text:span text:style-name="T1">Cooking for</text:span><text:span text:style-name="T1"><text:line-break/></text:span><text:span text:style-name="T1">dummie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text-style-name="P3" draw:layer="layout" svg:width="1.357cm" svg:height="0.607cm" svg:x="7.563cm" svg:y="7.656cm">
            <draw:text-box>
              <text:p text:style-name="P2"><text:span text:style-name="T2">article</text:span></text:p>
            </draw:text-box>
          </draw:frame>
        </draw:g>
        <draw:custom-shape draw:style-name="gr1" draw:text-style-name="P1" draw:layer="layout" svg:width="2.794cm" svg:height="1.651cm" svg:x="5.318cm" svg:y="2.17cm">
          <text:p text:style-name="P1"><text:span text:style-name="T1">Cook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692cm" svg:height="0.607cm" svg:x="9.636cm" svg:y="3.338cm">
          <draw:text-box>
            <text:p text:style-name="P2"><text:span text:style-name="T3">keyword</text:span></text:p>
          </draw:text-box>
        </draw:frame>
        <draw:custom-shape draw:style-name="gr1" draw:text-style-name="P1" draw:layer="layout" svg:width="2.794cm" svg:height="1.651cm" svg:x="9.763cm" svg:y="2.169cm">
          <text:p text:style-name="P1"><text:span text:style-name="T1">Tutori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9.89cm" svg:y1="6.461cm" svg:x2="11.795cm" svg:y2="3.921cm">
          <text:p/>
        </draw:line>
        <draw:line draw:style-name="gr3" draw:text-style-name="P4" draw:layer="layout" svg:x1="8.239cm" svg:y1="6.461cm" svg:x2="7.35cm" svg:y2="3.921cm">
          <text:p/>
        </draw:line>
        <draw:line draw:style-name="gr3" draw:text-style-name="P4" draw:layer="layout" svg:x1="8.493cm" svg:y1="8.239cm" svg:x2="7.604cm" svg:y2="10.017cm">
          <text:p/>
        </draw:line>
        <draw:frame draw:style-name="gr2" draw:text-style-name="P3" draw:layer="layout" svg:width="1.692cm" svg:height="0.607cm" svg:x="5.191cm" svg:y="3.339cm">
          <draw:text-box>
            <text:p text:style-name="P2"><text:span text:style-name="T3">keyword</text:span></text:p>
          </draw:text-box>
        </draw:frame>
        <draw:frame draw:style-name="gr2" draw:text-style-name="P5" draw:layer="layout" svg:width="1.607cm" svg:height="0.683cm" svg:x="8.156cm" svg:y="8.572cm">
          <draw:text-box>
            <text:p><text:span text:style-name="T4">author</text:span></text:p>
          </draw:text-box>
        </draw:frame>
        <draw:frame draw:style-name="gr2" draw:text-style-name="P5" draw:layer="layout" svg:width="2.792cm" svg:height="0.683cm" svg:x="10.779cm" svg:y="5.064cm">
          <draw:text-box>
            <text:p><text:span text:style-name="T4">has_keyword</text:span></text:p>
          </draw:text-box>
        </draw:frame>
        <draw:frame draw:style-name="gr2" draw:text-style-name="P5" draw:layer="layout" svg:width="2.792cm" svg:height="0.683cm" svg:x="5.066cm" svg:y="5.065cm">
          <draw:text-box>
            <text:p><text:span text:style-name="T4">has_keyword</text:span></text:p>
          </draw:text-box>
        </draw:frame>
        <draw:g>
          <draw:custom-shape draw:style-name="gr1" draw:text-style-name="P1" draw:layer="layout" svg:width="2.794cm" svg:height="1.651cm" svg:x="9.763cm" svg:y="10.044cm">
            <text:p text:style-name="P1"><text:span text:style-name="T1">Bo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text-style-name="P3" draw:layer="layout" svg:width="1.48cm" svg:height="0.607cm" svg:x="9.595cm" svg:y="11.188cm">
            <draw:text-box>
              <text:p text:style-name="P2"><text:span text:style-name="T2">pers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jan Scherpenisse</meta:initial-creator>
    <meta:creation-date>2012-10-06T16:45:10</meta:creation-date>
    <dc:date>2012-10-07T11:17:35</dc:date>
    <dc:creator>Arjan Scherpenisse</dc:creator>
    <meta:editing-duration>PT18H23M</meta:editing-duration>
    <meta:editing-cycles>2</meta:editing-cycles>
    <meta:generator>LibreOffice/3.5$Linux_X86_64 LibreOffice_project/350m1$Build-2</meta:generator>
    <meta:document-statistic meta:object-count="18"/>
  </office:meta>
</office:document-meta>
</file>